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37cm" fo:min-width="2.0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4cm" svg:x="8.252cm" svg:y="2.00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1cm" svg:height="1.4cm" svg:x="8.301cm" svg:y="5.603cm">
          <text:p text:style-name="P2"><text:span text:style-name="T1">Wait for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8cm" svg:height="2cm" svg:x="7.951cm" svg:y="13.202cm">
          <text:p text:style-name="P2"><text:span text:style-name="T1">Pending</text:span></text:p>
          <text:p text:style-name="P2"><text:span text:style-name="T1"><text:s text:c="2"/></text:span><text:span text:style-name="T1">IO request</text:span><text:span text:style-name="T1">？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" draw:text-style-name="P3" draw:layer="layout" svg:width="3.1cm" svg:height="1.4cm" svg:x="8.301cm" svg:y="20.506cm">
          <text:p text:style-name="P3"><text:span text:style-name="T2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1cm" svg:height="1.4cm" svg:x="8.301cm" svg:y="17.006cm">
          <text:p text:style-name="P2"><text:span text:style-name="T1">Release</text:span></text:p>
          <text:p text:style-name="P2"><text:span text:style-name="T1">sync 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801cm" svg:y1="3.401cm" svg:x2="9.801cm" svg:y2="5.601cm">
          <text:p/>
        </draw:line>
        <draw:line draw:style-name="gr3" draw:text-style-name="P1" draw:layer="layout" svg:x1="9.851cm" svg:y1="7.001cm" svg:x2="9.851cm" svg:y2="9.601cm">
          <text:p/>
        </draw:line>
        <draw:line draw:style-name="gr3" draw:text-style-name="P1" draw:layer="layout" svg:x1="9.851cm" svg:y1="15.101cm" svg:x2="9.851cm" svg:y2="17.101cm">
          <text:p/>
        </draw:line>
        <draw:line draw:style-name="gr3" draw:text-style-name="P1" draw:layer="layout" svg:x1="9.851cm" svg:y1="18.401cm" svg:x2="9.851cm" svg:y2="20.601cm">
          <text:p/>
        </draw:line>
        <draw:frame draw:style-name="gr4" draw:layer="layout" svg:width="1.539cm" svg:height="0.954cm" svg:x="12.301cm" svg:y="13.001cm">
          <draw:text-box>
            <text:p>Yes</text:p>
          </draw:text-box>
        </draw:frame>
        <draw:frame draw:style-name="gr4" draw:layer="layout" svg:width="1.315cm" svg:height="0.954cm" svg:x="8.694cm" svg:y="15.601cm">
          <draw:text-box>
            <text:p>No</text:p>
          </draw:text-box>
        </draw:frame>
        <draw:custom-shape draw:style-name="gr5" draw:text-style-name="P2" draw:layer="layout" svg:width="3.547cm" svg:height="1.395cm" svg:x="8.078cm" svg:y="9.505cm">
          <text:p text:style-name="P2"><text:span text:style-name="T1">Get device</text:span></text:p>
          <text:p text:style-name="P2"><text:span text:style-name="T1">out of deep sle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9cm" svg:y1="10.9cm" svg:x2="9.9cm" svg:y2="13.3cm">
          <text:p/>
        </draw:line>
        <draw:custom-shape draw:style-name="gr1" draw:text-style-name="P2" xml:id="id1" draw:id="id1" draw:layer="layout" svg:width="3.1cm" svg:height="1.4cm" svg:x="14.302cm" svg:y="13.507cm">
          <text:p text:style-name="P2"><text:span text:style-name="T1">Process 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7cm" svg:y1="14.2cm" svg:x2="14.4cm" svg:y2="14.2cm">
          <text:p/>
        </draw:line>
        <draw:connector draw:style-name="gr3" draw:text-style-name="P1" draw:layer="layout" svg:x1="15.852cm" svg:y1="14.907cm" svg:x2="11.401cm" svg:y2="17.706cm" draw:start-shape="id1" draw:start-glue-point="8" draw:end-shape="id2" draw:end-glue-point="10" svg:d="M15852 14907v2799h-4451" svg:viewBox="0 0 4452 2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9T16:36:53.253889000</meta:creation-date>
    <dc:date>2014-11-09T16:44:20.225391000</dc:date>
    <meta:editing-duration>PT7M27S</meta:editing-duration>
    <meta:editing-cycles>1</meta:editing-cycles>
    <meta:document-statistic meta:object-count="16"/>
    <meta:generator>LibreOffice/4.3.2.2$MacOSX_x86 LibreOffice_project/edfb5295ba211bd31ad47d0bad0118690f76407d</meta:generator>
  </office:meta>
</office:document-meta>
</file>